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2.65cm" fo:min-width="31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4.75cm" fo:min-width="3.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2cm" svg:height="12.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1.65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cm" svg:height="0.32cm" svg:x="31.75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cm" svg:height="0.32cm" svg:x="1.7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cm" svg:height="0.32cm" svg:x="31.75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7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1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1:28:55.949000000</meta:creation-date>
    <dc:date>2022-01-21T10:18:40.875000000</dc:date>
    <meta:editing-duration>P17DT6H13M11S</meta:editing-duration>
    <meta:editing-cycles>3</meta:editing-cycles>
    <meta:generator>LibreOffice/6.3.5.2$Windows_X86_64 LibreOffice_project/dd0751754f11728f69b42ee2af66670068624673</meta:generator>
    <meta:document-statistic meta:object-count="77"/>
  </office:meta>
</office:document-meta>
</file>